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4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10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10agents</text:p>
          </table:table-cell>
          <table:table-cell table:number-columns-repeated="6" table:style-name="ce5" office:value-type="percentage" office:value="1" calcext:value-type="percentage">
            <text:p>100.00%</text:p>
          </table:table-cell>
          <table:table-cell table:style-name="ce5" office:value-type="percentage" office:value="0.7" calcext:value-type="percentage">
            <text:p>70.00%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table:formula="of:=AVERAGE([.B2:.K2])" office:value-type="percentage" office:value="0.97" calcext:value-type="percentage">
            <text:p>97.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agents</text:p>
          </table:table-cell>
          <table:table-cell table:number-columns-repeated="7" table:style-name="ce5" office:value-type="percentage" office:value="1" calcext:value-type="percentage">
            <text:p>100.00%</text:p>
          </table:table-cell>
          <table:table-cell table:style-name="ce5" office:value-type="percentage" office:value="0.73" calcext:value-type="percentage">
            <text:p>73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table:formula="of:=AVERAGE([.B3:.K3])" office:value-type="percentage" office:value="0.973" calcext:value-type="percentage">
            <text:p>97.3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5" calcext:value-type="percentage">
            <text:p>55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style-name="ce5" table:formula="of:=AVERAGE([.B4:.K4])" office:value-type="percentage" office:value="0.93" calcext:value-type="percentage">
            <text:p>93.00%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5agents</text:p>
          </table:table-cell>
          <table:table-cell table:style-name="ce5" office:value-type="percentage" office:value="0.68" calcext:value-type="percentage">
            <text:p>68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92" calcext:value-type="percentage">
            <text:p>92.00%</text:p>
          </table:table-cell>
          <table:table-cell table:number-columns-repeated="5" table:style-name="ce5" office:value-type="percentage" office:value="1" calcext:value-type="percentage">
            <text:p>100.00%</text:p>
          </table:table-cell>
          <table:table-cell table:style-name="ce5" office:value-type="percentage" office:value="0.88" calcext:value-type="percentage">
            <text:p>88.00%</text:p>
          </table:table-cell>
          <table:table-cell table:style-name="ce5" table:formula="of:=AVERAGE([.B5:.K5])" office:value-type="percentage" office:value="0.948" calcext:value-type="percentage">
            <text:p>94.8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0agents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office:value-type="percentage" office:value="0.67" calcext:value-type="percentage">
            <text:p>6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87" calcext:value-type="percentage">
            <text:p>87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6:.K6])" office:value-type="percentage" office:value="0.949" calcext:value-type="percentage">
            <text:p>94.9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5agents</text:p>
          </table:table-cell>
          <table:table-cell table:style-name="ce5" office:value-type="percentage" office:value="0.91" calcext:value-type="percentage">
            <text:p>91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style-name="ce5" office:value-type="percentage" office:value="0.71" calcext:value-type="percentage">
            <text:p>71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89" calcext:value-type="percentage">
            <text:p>89.00%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table:formula="of:=AVERAGE([.B7:.K7])" office:value-type="percentage" office:value="0.92" calcext:value-type="percentage">
            <text:p>92.0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4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38" calcext:value-type="percentage">
            <text:p>38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57" calcext:value-type="percentage">
            <text:p>5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2" calcext:value-type="percentage">
            <text:p>62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8:.K8])" office:value-type="percentage" office:value="0.812" calcext:value-type="percentage">
            <text:p>81.20%</text:p>
          </table:table-cell>
          <table:table-cell table:style-name="ce7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10" table:number-rows-spanned="1">
            <text:p>Ours</text:p>
          </table:table-cell>
          <table:covered-table-cell table:number-columns-repeated="2" table:style-name="Default"/>
          <table:covered-table-cell table:number-columns-repeated="2"/>
          <table:covered-table-cell table:style-name="ce1"/>
          <table:covered-table-cell table:number-columns-repeated="4"/>
          <table:table-cell table:style-name="ce1"/>
          <table:table-cell/>
          <table:table-cell table:style-name="ce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Time of GP</text:p>
          </table:table-cell>
          <table:table-cell table:style-name="ce4" office:value-type="string" calcext:value-type="string">
            <text:p>Time of DP</text:p>
          </table:table-cell>
          <table:table-cell table:style-name="ce4" office:value-type="string" calcext:value-type="string">
            <text:p>Time of QP</text:p>
          </table:table-cell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Time of GP</text:p>
          </table:table-cell>
          <table:table-cell table:style-name="ce4" office:value-type="string" calcext:value-type="string">
            <text:p>Time of DP</text:p>
          </table:table-cell>
          <table:table-cell table:style-name="ce4" office:value-type="string" calcext:value-type="string">
            <text:p>Time of QP</text:p>
          </table:table-cell>
          <table:table-cell table:style-name="ce1"/>
          <table:table-cell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10agents</text:p>
          </table:table-cell>
          <table:table-cell table:style-name="ce4" office:value-type="float" office:value="7.7344" calcext:value-type="float">
            <text:p>7.7344</text:p>
          </table:table-cell>
          <table:table-cell table:style-name="ce4" office:value-type="float" office:value="3.3366" calcext:value-type="float">
            <text:p>3.3366</text:p>
          </table:table-cell>
          <table:table-cell table:style-name="ce4" office:value-type="float" office:value="3.5517" calcext:value-type="float">
            <text:p>3.5517</text:p>
          </table:table-cell>
          <table:table-cell table:style-name="ce4" office:value-type="float" office:value="0.8095" calcext:value-type="float">
            <text:p>0.8095</text:p>
          </table:table-cell>
          <table:table-cell table:style-name="ce4" office:value-type="string" calcext:value-type="string">
            <text:p>15agents</text:p>
          </table:table-cell>
          <table:table-cell table:style-name="ce4" office:value-type="float" office:value="33.0058" calcext:value-type="float">
            <text:p>33.0058</text:p>
          </table:table-cell>
          <table:table-cell table:style-name="ce4" office:value-type="float" office:value="5.1098" calcext:value-type="float">
            <text:p>5.1098</text:p>
          </table:table-cell>
          <table:table-cell table:style-name="ce4" office:value-type="float" office:value="26.7475" calcext:value-type="float">
            <text:p>26.7475</text:p>
          </table:table-cell>
          <table:table-cell table:style-name="ce4" office:value-type="float" office:value="1.0998" calcext:value-type="float">
            <text:p>1.099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.4829" calcext:value-type="float">
            <text:p>7.4829</text:p>
          </table:table-cell>
          <table:table-cell table:style-name="ce4" office:value-type="float" office:value="3.5919" calcext:value-type="float">
            <text:p>3.5919</text:p>
          </table:table-cell>
          <table:table-cell table:style-name="ce4" office:value-type="float" office:value="3.08955" calcext:value-type="float">
            <text:p>3.0896</text:p>
          </table:table-cell>
          <table:table-cell table:style-name="ce4" office:value-type="float" office:value="0.767" calcext:value-type="float">
            <text:p>0.7670</text:p>
          </table:table-cell>
          <table:table-cell table:style-name="ce4"/>
          <table:table-cell table:style-name="ce4" office:value-type="float" office:value="11.6698" calcext:value-type="float">
            <text:p>11.6698</text:p>
          </table:table-cell>
          <table:table-cell table:style-name="ce4" office:value-type="float" office:value="5.4073" calcext:value-type="float">
            <text:p>5.4073</text:p>
          </table:table-cell>
          <table:table-cell table:style-name="ce4" office:value-type="float" office:value="4.9347" calcext:value-type="float">
            <text:p>4.9347</text:p>
          </table:table-cell>
          <table:table-cell table:style-name="ce4" office:value-type="float" office:value="1.2761" calcext:value-type="float">
            <text:p>1.276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4.217" calcext:value-type="float">
            <text:p>44.2170</text:p>
          </table:table-cell>
          <table:table-cell table:style-name="ce4" office:value-type="float" office:value="2.4372" calcext:value-type="float">
            <text:p>2.4372</text:p>
          </table:table-cell>
          <table:table-cell table:style-name="ce4" office:value-type="float" office:value="41.0806" calcext:value-type="float">
            <text:p>41.0806</text:p>
          </table:table-cell>
          <table:table-cell table:style-name="ce4" office:value-type="float" office:value="0.6685" calcext:value-type="float">
            <text:p>0.6685</text:p>
          </table:table-cell>
          <table:table-cell table:style-name="ce4"/>
          <table:table-cell table:style-name="ce4" office:value-type="float" office:value="9.3216" calcext:value-type="float">
            <text:p>9.3216</text:p>
          </table:table-cell>
          <table:table-cell table:style-name="ce4" office:value-type="float" office:value="4.203" calcext:value-type="float">
            <text:p>4.2030</text:p>
          </table:table-cell>
          <table:table-cell table:style-name="ce4" office:value-type="float" office:value="4.0245" calcext:value-type="float">
            <text:p>4.0245</text:p>
          </table:table-cell>
          <table:table-cell table:style-name="ce4" office:value-type="float" office:value="1.0477" calcext:value-type="float">
            <text:p>1.047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4.2144" calcext:value-type="float">
            <text:p>14.2144</text:p>
          </table:table-cell>
          <table:table-cell table:style-name="ce4" office:value-type="float" office:value="3.5507" calcext:value-type="float">
            <text:p>3.5507</text:p>
          </table:table-cell>
          <table:table-cell table:style-name="ce4" office:value-type="float" office:value="9.6532" calcext:value-type="float">
            <text:p>9.6532</text:p>
          </table:table-cell>
          <table:table-cell table:style-name="ce4" office:value-type="float" office:value="0.9742" calcext:value-type="float">
            <text:p>0.9742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6.0264" calcext:value-type="float">
            <text:p>6.0264</text:p>
          </table:table-cell>
          <table:table-cell table:style-name="ce4" office:value-type="float" office:value="3.0199" calcext:value-type="float">
            <text:p>3.0199</text:p>
          </table:table-cell>
          <table:table-cell table:style-name="ce4" office:value-type="float" office:value="2.3087" calcext:value-type="float">
            <text:p>2.3087</text:p>
          </table:table-cell>
          <table:table-cell table:style-name="ce4" office:value-type="float" office:value="0.6639" calcext:value-type="float">
            <text:p>0.6639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5.4956" calcext:value-type="float">
            <text:p>5.4956</text:p>
          </table:table-cell>
          <table:table-cell table:style-name="ce4" office:value-type="float" office:value="2.5043" calcext:value-type="float">
            <text:p>2.5043</text:p>
          </table:table-cell>
          <table:table-cell table:style-name="ce4" office:value-type="float" office:value="2.3158" calcext:value-type="float">
            <text:p>2.3158</text:p>
          </table:table-cell>
          <table:table-cell table:style-name="ce4" office:value-type="float" office:value="0.6442" calcext:value-type="float">
            <text:p>0.6442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4.8377" calcext:value-type="float">
            <text:p>34.8377</text:p>
          </table:table-cell>
          <table:table-cell table:style-name="ce4" office:value-type="float" office:value="2.2471" calcext:value-type="float">
            <text:p>2.2471</text:p>
          </table:table-cell>
          <table:table-cell table:style-name="ce4" office:value-type="float" office:value="31.9569" calcext:value-type="float">
            <text:p>31.9569</text:p>
          </table:table-cell>
          <table:table-cell table:style-name="ce4" office:value-type="float" office:value="0.605" calcext:value-type="float">
            <text:p>0.6050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20agents</text:p>
          </table:table-cell>
          <table:table-cell table:style-name="ce4" office:value-type="float" office:value="14.496" calcext:value-type="float">
            <text:p>14.4960</text:p>
          </table:table-cell>
          <table:table-cell table:style-name="ce4" office:value-type="float" office:value="6.6231" calcext:value-type="float">
            <text:p>6.6231</text:p>
          </table:table-cell>
          <table:table-cell table:style-name="ce4" office:value-type="float" office:value="6.2961" calcext:value-type="float">
            <text:p>6.2961</text:p>
          </table:table-cell>
          <table:table-cell table:style-name="ce4" office:value-type="float" office:value="1.5132" calcext:value-type="float">
            <text:p>1.5132</text:p>
          </table:table-cell>
          <table:table-cell table:style-name="ce4" office:value-type="string" calcext:value-type="string">
            <text:p>25agents</text:p>
          </table:table-cell>
          <table:table-cell table:style-name="ce4" office:value-type="float" office:value="32.5135" calcext:value-type="float">
            <text:p>32.5135</text:p>
          </table:table-cell>
          <table:table-cell table:style-name="ce4" office:value-type="float" office:value="9.1686" calcext:value-type="float">
            <text:p>9.1686</text:p>
          </table:table-cell>
          <table:table-cell table:style-name="ce4" office:value-type="float" office:value="21.6251" calcext:value-type="float">
            <text:p>21.6251</text:p>
          </table:table-cell>
          <table:table-cell table:style-name="ce4" office:value-type="float" office:value="1.6404" calcext:value-type="float">
            <text:p>1.640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53.9626" calcext:value-type="float">
            <text:p>53.9626</text:p>
          </table:table-cell>
          <table:table-cell table:style-name="ce4" office:value-type="float" office:value="6.6257" calcext:value-type="float">
            <text:p>6.6257</text:p>
          </table:table-cell>
          <table:table-cell table:style-name="ce4" office:value-type="float" office:value="45.8863" calcext:value-type="float">
            <text:p>45.8863</text:p>
          </table:table-cell>
          <table:table-cell table:style-name="ce4" office:value-type="float" office:value="1.3884" calcext:value-type="float">
            <text:p>1.3884</text:p>
          </table:table-cell>
          <table:table-cell table:style-name="ce4"/>
          <table:table-cell table:style-name="ce4" office:value-type="float" office:value="28.2486" calcext:value-type="float">
            <text:p>28.2486</text:p>
          </table:table-cell>
          <table:table-cell table:style-name="ce4" office:value-type="float" office:value="8.8575" calcext:value-type="float">
            <text:p>8.8575</text:p>
          </table:table-cell>
          <table:table-cell table:style-name="ce4" office:value-type="float" office:value="17.4753" calcext:value-type="float">
            <text:p>17.4753</text:p>
          </table:table-cell>
          <table:table-cell table:style-name="ce4" office:value-type="float" office:value="1.8357" calcext:value-type="float">
            <text:p>1.835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8.9867" calcext:value-type="float">
            <text:p>18.9867</text:p>
          </table:table-cell>
          <table:table-cell table:style-name="ce4" office:value-type="float" office:value="6.7538" calcext:value-type="float">
            <text:p>6.7538</text:p>
          </table:table-cell>
          <table:table-cell table:style-name="ce4" office:value-type="float" office:value="10.7209" calcext:value-type="float">
            <text:p>10.7209</text:p>
          </table:table-cell>
          <table:table-cell table:style-name="ce4" office:value-type="float" office:value="1.4437" calcext:value-type="float">
            <text:p>1.4437</text:p>
          </table:table-cell>
          <table:table-cell table:style-name="ce4"/>
          <table:table-cell table:style-name="ce4" office:value-type="float" office:value="51.0027" calcext:value-type="float">
            <text:p>51.0027</text:p>
          </table:table-cell>
          <table:table-cell table:style-name="ce4" office:value-type="float" office:value="7.4519" calcext:value-type="float">
            <text:p>7.4519</text:p>
          </table:table-cell>
          <table:table-cell table:style-name="ce4" office:value-type="float" office:value="41.9123" calcext:value-type="float">
            <text:p>41.9123</text:p>
          </table:table-cell>
          <table:table-cell table:style-name="ce4" office:value-type="float" office:value="1.5647" calcext:value-type="float">
            <text:p>1.564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33.2628" calcext:value-type="float">
            <text:p>133.2628</text:p>
          </table:table-cell>
          <table:table-cell table:style-name="ce4" office:value-type="float" office:value="6.9514" calcext:value-type="float">
            <text:p>6.9514</text:p>
          </table:table-cell>
          <table:table-cell table:style-name="ce4" office:value-type="float" office:value="124.7653" calcext:value-type="float">
            <text:p>124.7653</text:p>
          </table:table-cell>
          <table:table-cell table:style-name="ce4" office:value-type="float" office:value="1.4842" calcext:value-type="float">
            <text:p>1.4842</text:p>
          </table:table-cell>
          <table:table-cell table:style-name="ce4"/>
          <table:table-cell table:style-name="ce4" office:value-type="float" office:value="40.3915" calcext:value-type="float">
            <text:p>40.3915</text:p>
          </table:table-cell>
          <table:table-cell table:style-name="ce4" office:value-type="float" office:value="9.3688" calcext:value-type="float">
            <text:p>9.3688</text:p>
          </table:table-cell>
          <table:table-cell table:style-name="ce4" office:value-type="float" office:value="29.2461" calcext:value-type="float">
            <text:p>29.2461</text:p>
          </table:table-cell>
          <table:table-cell table:style-name="ce4" office:value-type="float" office:value="1.6978" calcext:value-type="float">
            <text:p>1.697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3.094" calcext:value-type="float">
            <text:p>43.0940</text:p>
          </table:table-cell>
          <table:table-cell table:style-name="ce4" office:value-type="float" office:value="5.7026" calcext:value-type="float">
            <text:p>5.7026</text:p>
          </table:table-cell>
          <table:table-cell table:style-name="ce4" office:value-type="float" office:value="36.0894" calcext:value-type="float">
            <text:p>36.0894</text:p>
          </table:table-cell>
          <table:table-cell table:style-name="ce4" office:value-type="float" office:value="1.242" calcext:value-type="float">
            <text:p>1.2420</text:p>
          </table:table-cell>
          <table:table-cell table:style-name="ce4"/>
          <table:table-cell table:style-name="ce4" office:value-type="float" office:value="69.8854" calcext:value-type="float">
            <text:p>69.8854</text:p>
          </table:table-cell>
          <table:table-cell table:style-name="ce4" office:value-type="float" office:value="8.4328" calcext:value-type="float">
            <text:p>8.4328</text:p>
          </table:table-cell>
          <table:table-cell table:style-name="ce4" office:value-type="float" office:value="59.6341" calcext:value-type="float">
            <text:p>59.6341</text:p>
          </table:table-cell>
          <table:table-cell table:style-name="ce4" office:value-type="float" office:value="1.7419" calcext:value-type="float">
            <text:p>1.741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0.8261" calcext:value-type="float">
            <text:p>30.8261</text:p>
          </table:table-cell>
          <table:table-cell table:style-name="ce4" office:value-type="float" office:value="6.3229" calcext:value-type="float">
            <text:p>6.3229</text:p>
          </table:table-cell>
          <table:table-cell table:style-name="ce4" office:value-type="float" office:value="23.1234" calcext:value-type="float">
            <text:p>23.1234</text:p>
          </table:table-cell>
          <table:table-cell table:style-name="ce4" office:value-type="float" office:value="1.3153" calcext:value-type="float">
            <text:p>1.3153</text:p>
          </table:table-cell>
          <table:table-cell table:style-name="ce4"/>
          <table:table-cell table:style-name="ce4" office:value-type="float" office:value="143.2264" calcext:value-type="float">
            <text:p>143.2264</text:p>
          </table:table-cell>
          <table:table-cell table:style-name="ce4" office:value-type="float" office:value="9.3181" calcext:value-type="float">
            <text:p>9.3181</text:p>
          </table:table-cell>
          <table:table-cell table:style-name="ce4" office:value-type="float" office:value="131.8345" calcext:value-type="float">
            <text:p>131.8345</text:p>
          </table:table-cell>
          <table:table-cell table:style-name="ce4" office:value-type="float" office:value="1.9932" calcext:value-type="float">
            <text:p>1.9932</text:p>
          </table:table-cell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30agents</text:p>
          </table:table-cell>
          <table:table-cell table:style-name="ce4" office:value-type="float" office:value="109.8199" calcext:value-type="float">
            <text:p>109.8199</text:p>
          </table:table-cell>
          <table:table-cell table:style-name="ce4" office:value-type="float" office:value="14.0134" calcext:value-type="float">
            <text:p>14.0134</text:p>
          </table:table-cell>
          <table:table-cell table:style-name="ce4" office:value-type="float" office:value="93.1702" calcext:value-type="float">
            <text:p>93.1702</text:p>
          </table:table-cell>
          <table:table-cell table:style-name="ce4" office:value-type="float" office:value="2.5277" calcext:value-type="float">
            <text:p>2.5277</text:p>
          </table:table-cell>
          <table:table-cell table:style-name="ce4" office:value-type="string" calcext:value-type="string">
            <text:p>35agents</text:p>
          </table:table-cell>
          <table:table-cell table:style-name="ce4" office:value-type="float" office:value="44.06" calcext:value-type="float">
            <text:p>44.0600</text:p>
          </table:table-cell>
          <table:table-cell table:style-name="ce4" office:value-type="float" office:value="12.8188" calcext:value-type="float">
            <text:p>12.8188</text:p>
          </table:table-cell>
          <table:table-cell table:style-name="ce4" office:value-type="float" office:value="28.5673" calcext:value-type="float">
            <text:p>28.5673</text:p>
          </table:table-cell>
          <table:table-cell table:style-name="ce4" office:value-type="float" office:value="2.5617" calcext:value-type="float">
            <text:p>2.561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81.5182" calcext:value-type="float">
            <text:p>81.5182</text:p>
          </table:table-cell>
          <table:table-cell table:style-name="ce4" office:value-type="float" office:value="10.9262" calcext:value-type="float">
            <text:p>10.9262</text:p>
          </table:table-cell>
          <table:table-cell table:style-name="ce4" office:value-type="float" office:value="68.4424" calcext:value-type="float">
            <text:p>68.4424</text:p>
          </table:table-cell>
          <table:table-cell table:style-name="ce4" office:value-type="float" office:value="2.0588" calcext:value-type="float">
            <text:p>2.0588</text:p>
          </table:table-cell>
          <table:table-cell table:style-name="ce4"/>
          <table:table-cell table:style-name="ce4" office:value-type="float" office:value="101.9132" calcext:value-type="float">
            <text:p>101.9132</text:p>
          </table:table-cell>
          <table:table-cell table:style-name="ce4" office:value-type="float" office:value="12.963" calcext:value-type="float">
            <text:p>12.9630</text:p>
          </table:table-cell>
          <table:table-cell table:style-name="ce4" office:value-type="float" office:value="86.3183" calcext:value-type="float">
            <text:p>86.3183</text:p>
          </table:table-cell>
          <table:table-cell table:style-name="ce4" office:value-type="float" office:value="2.526" calcext:value-type="float">
            <text:p>2.526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64.2342" calcext:value-type="float">
            <text:p>64.2342</text:p>
          </table:table-cell>
          <table:table-cell table:style-name="ce4" office:value-type="float" office:value="13.6637" calcext:value-type="float">
            <text:p>13.6637</text:p>
          </table:table-cell>
          <table:table-cell table:style-name="ce4" office:value-type="float" office:value="48.0917" calcext:value-type="float">
            <text:p>48.0917</text:p>
          </table:table-cell>
          <table:table-cell table:style-name="ce4" office:value-type="float" office:value="2.375" calcext:value-type="float">
            <text:p>2.3750</text:p>
          </table:table-cell>
          <table:table-cell table:style-name="ce4"/>
          <table:table-cell table:style-name="ce4" office:value-type="float" office:value="31.6748" calcext:value-type="float">
            <text:p>31.6748</text:p>
          </table:table-cell>
          <table:table-cell table:style-name="ce4" office:value-type="float" office:value="14.2164" calcext:value-type="float">
            <text:p>14.2164</text:p>
          </table:table-cell>
          <table:table-cell table:style-name="ce4" office:value-type="float" office:value="14.6854" calcext:value-type="float">
            <text:p>14.6854</text:p>
          </table:table-cell>
          <table:table-cell table:style-name="ce4" office:value-type="float" office:value="2.6564" calcext:value-type="float">
            <text:p>2.656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0.8723" calcext:value-type="float">
            <text:p>30.8723</text:p>
          </table:table-cell>
          <table:table-cell table:style-name="ce4" office:value-type="float" office:value="11.225" calcext:value-type="float">
            <text:p>11.2250</text:p>
          </table:table-cell>
          <table:table-cell table:style-name="ce4" office:value-type="float" office:value="17.3407" calcext:value-type="float">
            <text:p>17.3407</text:p>
          </table:table-cell>
          <table:table-cell table:style-name="ce4" office:value-type="float" office:value="2.2069" calcext:value-type="float">
            <text:p>2.2069</text:p>
          </table:table-cell>
          <table:table-cell table:style-name="ce4"/>
          <table:table-cell table:style-name="ce4" office:value-type="float" office:value="104.62188" calcext:value-type="float">
            <text:p>104.6219</text:p>
          </table:table-cell>
          <table:table-cell table:style-name="ce4" office:value-type="float" office:value="11.0611" calcext:value-type="float">
            <text:p>11.0611</text:p>
          </table:table-cell>
          <table:table-cell table:style-name="ce4" office:value-type="float" office:value="91.23" calcext:value-type="float">
            <text:p>91.2300</text:p>
          </table:table-cell>
          <table:table-cell table:style-name="ce4" office:value-type="float" office:value="2.2337" calcext:value-type="float">
            <text:p>2.233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4.6006" calcext:value-type="float">
            <text:p>44.6006</text:p>
          </table:table-cell>
          <table:table-cell table:style-name="ce4" office:value-type="float" office:value="10.8641" calcext:value-type="float">
            <text:p>10.8641</text:p>
          </table:table-cell>
          <table:table-cell table:style-name="ce4" office:value-type="float" office:value="31.4215" calcext:value-type="float">
            <text:p>31.4215</text:p>
          </table:table-cell>
          <table:table-cell table:style-name="ce4" office:value-type="float" office:value="2.2187" calcext:value-type="float">
            <text:p>2.2187</text:p>
          </table:table-cell>
          <table:table-cell table:style-name="ce4"/>
          <table:table-cell table:style-name="ce4" office:value-type="float" office:value="35.71" calcext:value-type="float">
            <text:p>35.7100</text:p>
          </table:table-cell>
          <table:table-cell table:style-name="ce4" office:value-type="float" office:value="14.2217" calcext:value-type="float">
            <text:p>14.2217</text:p>
          </table:table-cell>
          <table:table-cell table:style-name="ce4" office:value-type="float" office:value="18.6665" calcext:value-type="float">
            <text:p>18.6665</text:p>
          </table:table-cell>
          <table:table-cell table:style-name="ce4" office:value-type="float" office:value="2.709" calcext:value-type="float">
            <text:p>2.709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22.6457" calcext:value-type="float">
            <text:p>122.6457</text:p>
          </table:table-cell>
          <table:table-cell table:style-name="ce4" office:value-type="float" office:value="10.287" calcext:value-type="float">
            <text:p>10.2870</text:p>
          </table:table-cell>
          <table:table-cell table:style-name="ce4" office:value-type="float" office:value="110.2141" calcext:value-type="float">
            <text:p>110.2141</text:p>
          </table:table-cell>
          <table:table-cell table:style-name="ce4" office:value-type="float" office:value="2.0527" calcext:value-type="float">
            <text:p>2.0527</text:p>
          </table:table-cell>
          <table:table-cell table:style-name="ce4"/>
          <table:table-cell table:style-name="ce4" office:value-type="float" office:value="136.6859" calcext:value-type="float">
            <text:p>136.6859</text:p>
          </table:table-cell>
          <table:table-cell table:style-name="ce4" office:value-type="float" office:value="14.6813" calcext:value-type="float">
            <text:p>14.6813</text:p>
          </table:table-cell>
          <table:table-cell table:style-name="ce4" office:value-type="float" office:value="119.3472" calcext:value-type="float">
            <text:p>119.3472</text:p>
          </table:table-cell>
          <table:table-cell table:style-name="ce4" office:value-type="float" office:value="2.5449" calcext:value-type="float">
            <text:p>2.544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4.1338" calcext:value-type="float">
            <text:p>74.1338</text:p>
          </table:table-cell>
          <table:table-cell table:style-name="ce4" office:value-type="float" office:value="10.1677" calcext:value-type="float">
            <text:p>10.1677</text:p>
          </table:table-cell>
          <table:table-cell table:style-name="ce4" office:value-type="float" office:value="61.7252" calcext:value-type="float">
            <text:p>61.7252</text:p>
          </table:table-cell>
          <table:table-cell table:style-name="ce4" office:value-type="float" office:value="2.1493" calcext:value-type="float">
            <text:p>2.1493</text:p>
          </table:table-cell>
          <table:table-cell table:style-name="ce4"/>
          <table:table-cell table:style-name="ce4" office:value-type="float" office:value="67.3611" calcext:value-type="float">
            <text:p>67.3611</text:p>
          </table:table-cell>
          <table:table-cell table:style-name="ce4" office:value-type="float" office:value="13.7149" calcext:value-type="float">
            <text:p>13.7149</text:p>
          </table:table-cell>
          <table:table-cell table:style-name="ce4" office:value-type="float" office:value="51.0939" calcext:value-type="float">
            <text:p>51.0939</text:p>
          </table:table-cell>
          <table:table-cell table:style-name="ce4" office:value-type="float" office:value="2.4433" calcext:value-type="float">
            <text:p>2.443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1.2668" calcext:value-type="float">
            <text:p>31.2668</text:p>
          </table:table-cell>
          <table:table-cell table:style-name="ce4" office:value-type="float" office:value="11.9107" calcext:value-type="float">
            <text:p>11.9107</text:p>
          </table:table-cell>
          <table:table-cell table:style-name="ce4" office:value-type="float" office:value="16.8174" calcext:value-type="float">
            <text:p>16.8174</text:p>
          </table:table-cell>
          <table:table-cell table:style-name="ce4" office:value-type="float" office:value="2.4365" calcext:value-type="float">
            <text:p>2.4365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40agents</text:p>
          </table:table-cell>
          <table:table-cell table:style-name="ce4" office:value-type="float" office:value="100.3744" calcext:value-type="float">
            <text:p>100.3744</text:p>
          </table:table-cell>
          <table:table-cell table:style-name="ce4" office:value-type="float" office:value="16.2115" calcext:value-type="float">
            <text:p>16.2115</text:p>
          </table:table-cell>
          <table:table-cell table:style-name="ce4" office:value-type="float" office:value="81.0811" calcext:value-type="float">
            <text:p>81.0811</text:p>
          </table:table-cell>
          <table:table-cell table:style-name="ce4" office:value-type="float" office:value="2.9518" calcext:value-type="float">
            <text:p>2.9518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4.3695" calcext:value-type="float">
            <text:p>74.3695</text:p>
          </table:table-cell>
          <table:table-cell table:style-name="ce4" office:value-type="float" office:value="15.3975" calcext:value-type="float">
            <text:p>15.3975</text:p>
          </table:table-cell>
          <table:table-cell table:style-name="ce4" office:value-type="float" office:value="56.0212" calcext:value-type="float">
            <text:p>56.0212</text:p>
          </table:table-cell>
          <table:table-cell table:style-name="ce4" office:value-type="float" office:value="2.8258" calcext:value-type="float">
            <text:p>2.8258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25.7926" calcext:value-type="float">
            <text:p>125.7926</text:p>
          </table:table-cell>
          <table:table-cell table:style-name="ce4" office:value-type="float" office:value="15.042" calcext:value-type="float">
            <text:p>15.0420</text:p>
          </table:table-cell>
          <table:table-cell table:style-name="ce4" office:value-type="float" office:value="107.9213" calcext:value-type="float">
            <text:p>107.9213</text:p>
          </table:table-cell>
          <table:table-cell table:style-name="ce4" office:value-type="float" office:value="2.7035" calcext:value-type="float">
            <text:p>2.7035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02.8364" calcext:value-type="float">
            <text:p>102.8364</text:p>
          </table:table-cell>
          <table:table-cell table:style-name="ce4" office:value-type="float" office:value="17.0944" calcext:value-type="float">
            <text:p>17.0944</text:p>
          </table:table-cell>
          <table:table-cell table:style-name="ce4" office:value-type="float" office:value="82.5485" calcext:value-type="float">
            <text:p>82.5485</text:p>
          </table:table-cell>
          <table:table-cell table:style-name="ce4" office:value-type="float" office:value="3.0587" calcext:value-type="float">
            <text:p>3.0587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6.5429" calcext:value-type="float">
            <text:p>46.5429</text:p>
          </table:table-cell>
          <table:table-cell table:style-name="ce4" office:value-type="float" office:value="14.0888" calcext:value-type="float">
            <text:p>14.0888</text:p>
          </table:table-cell>
          <table:table-cell table:style-name="ce4" office:value-type="float" office:value="29.9411" calcext:value-type="float">
            <text:p>29.9411</text:p>
          </table:table-cell>
          <table:table-cell table:style-name="ce4" office:value-type="float" office:value="2.3929" calcext:value-type="float">
            <text:p>2.3929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3.2609" calcext:value-type="float">
            <text:p>73.2609</text:p>
          </table:table-cell>
          <table:table-cell table:style-name="ce4" office:value-type="float" office:value="15.136" calcext:value-type="float">
            <text:p>15.1360</text:p>
          </table:table-cell>
          <table:table-cell table:style-name="ce4" office:value-type="float" office:value="55.1607" calcext:value-type="float">
            <text:p>55.1607</text:p>
          </table:table-cell>
          <table:table-cell table:style-name="ce4" office:value-type="float" office:value="2.842" calcext:value-type="float">
            <text:p>2.8420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 table:number-columns-spanned="10" table:number-rows-spanned="1">
            <text:p>CBS+QP</text:p>
          </table:table-cell>
          <table:covered-table-cell table:number-columns-repeated="9" table:style-name="ce10"/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CBS</text:p>
          </table:table-cell>
          <table:table-cell table:style-name="ce4" office:value-type="string" calcext:value-type="string">
            <text:p>QP*</text:p>
          </table:table-cell>
          <table:table-cell table:style-name="ce4" table:number-columns-repeated="2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CBS</text:p>
          </table:table-cell>
          <table:table-cell table:style-name="ce4" office:value-type="string" calcext:value-type="string">
            <text:p>QP*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10agents</text:p>
          </table:table-cell>
          <table:table-cell table:style-name="ce4"/>
          <table:table-cell table:style-name="ce4" office:value-type="float" office:value="2.5538" calcext:value-type="float">
            <text:p>2.5538</text:p>
          </table:table-cell>
          <table:table-cell table:style-name="ce4" office:value-type="float" office:value="0.9742" calcext:value-type="float">
            <text:p>0.9742</text:p>
          </table:table-cell>
          <table:table-cell table:style-name="ce4"/>
          <table:table-cell table:style-name="ce4" office:value-type="string" calcext:value-type="string">
            <text:p>15agents</text:p>
          </table:table-cell>
          <table:table-cell table:style-name="ce4"/>
          <table:table-cell table:style-name="ce4" office:value-type="float" office:value="4.1818" calcext:value-type="float">
            <text:p>4.181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3.9713" calcext:value-type="float">
            <text:p>3.9713</text:p>
          </table:table-cell>
          <table:table-cell table:style-name="ce4" office:value-type="float" office:value="1.0457" calcext:value-type="float">
            <text:p>1.0457</text:p>
          </table:table-cell>
          <table:table-cell table:style-name="ce4" table:number-columns-repeated="3"/>
          <table:table-cell table:style-name="ce4" office:value-type="float" office:value="4.4222" calcext:value-type="float">
            <text:p>4.422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3.3628" calcext:value-type="float">
            <text:p>3.3628</text:p>
          </table:table-cell>
          <table:table-cell table:style-name="ce4" office:value-type="float" office:value="1.1908" calcext:value-type="float">
            <text:p>1.1908</text:p>
          </table:table-cell>
          <table:table-cell table:style-name="ce4" table:number-columns-repeated="3"/>
          <table:table-cell table:style-name="ce4" office:value-type="float" office:value="11.3532" calcext:value-type="float">
            <text:p>11.353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2.878" calcext:value-type="float">
            <text:p>2.8780</text:p>
          </table:table-cell>
          <table:table-cell table:style-name="ce4" office:value-type="float" office:value="0.905" calcext:value-type="float">
            <text:p>0.9050</text:p>
          </table:table-cell>
          <table:table-cell table:style-name="ce4" table:number-columns-repeated="3"/>
          <table:table-cell table:style-name="ce4" office:value-type="float" office:value="3.9696" calcext:value-type="float">
            <text:p>3.969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2.4324" calcext:value-type="float">
            <text:p>2.4324</text:p>
          </table:table-cell>
          <table:table-cell table:style-name="ce4" office:value-type="float" office:value="0.8995" calcext:value-type="float">
            <text:p>0.8995</text:p>
          </table:table-cell>
          <table:table-cell table:style-name="ce4" table:number-columns-repeated="3"/>
          <table:table-cell table:style-name="ce4" office:value-type="float" office:value="6.2236" calcext:value-type="float">
            <text:p>6.223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8.0272" calcext:value-type="float">
            <text:p>8.0272</text:p>
          </table:table-cell>
          <table:table-cell table:style-name="ce4" office:value-type="float" office:value="1.0582" calcext:value-type="float">
            <text:p>1.0582</text:p>
          </table:table-cell>
          <table:table-cell table:style-name="ce4" table:number-columns-repeated="3"/>
          <table:table-cell table:style-name="ce4" office:value-type="float" office:value="8.9685" calcext:value-type="float">
            <text:p>8.96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3.4247" calcext:value-type="float">
            <text:p>3.4247</text:p>
          </table:table-cell>
          <table:table-cell table:style-name="ce4" office:value-type="float" office:value="0.879" calcext:value-type="float">
            <text:p>0.8790</text:p>
          </table:table-cell>
          <table:table-cell table:style-name="ce4" table:number-columns-repeated="3"/>
          <table:table-cell table:style-name="ce4" office:value-type="float" office:value="4.2156" calcext:value-type="float">
            <text:p>4.21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>
            <text:p>20agents</text:p>
          </table:table-cell>
          <table:table-cell table:style-name="ce4"/>
          <table:table-cell table:style-name="ce4" office:value-type="float" office:value="9.4466" calcext:value-type="float">
            <text:p>9.4466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10.2034" calcext:value-type="float">
            <text:p>10.2034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14.3988" calcext:value-type="float">
            <text:p>14.3988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15.8429" calcext:value-type="float">
            <text:p>15.842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6.7825" calcext:value-type="float">
            <text:p>6.7825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6"/>
          <table:table-cell table:number-columns-repeated="1015"/>
        </table:table-row>
        <table:table-row table:style-name="ro1" table:number-rows-repeated="10">
          <table:table-cell table:style-name="ce4" table:number-columns-repeated="9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fraction number:min-integer-digits="0" number:min-numerator-digits="1" loext:max-numerator-digits="1" number:min-denominator-digits="1" loext:max-denominator-value="9"/>
    </number:number-style>
    <number:number-style style:name="N11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 style:data-style-name="N2" text:time-value="14:48:44.41041653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20:03:20.132049685</meta:creation-date>
    <meta:generator>LibreOffice/6.4.7.2$Linux_X86_64 LibreOffice_project/40$Build-2</meta:generator>
    <dc:date>2024-03-04T16:49:01.870646189</dc:date>
    <meta:editing-duration>PT18H45M43S</meta:editing-duration>
    <meta:editing-cycles>11</meta:editing-cycles>
    <meta:document-statistic meta:table-count="1" meta:cell-count="319" meta:object-count="0"/>
  </office:meta>
</office:document-meta>
</file>